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7dea3" officeooo:paragraph-rsid="0007dea3"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none" fo:font-weight="normal" officeooo:rsid="0007dea3" officeooo:paragraph-rsid="0007dea3"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7dea3" officeooo:paragraph-rsid="0007dea3"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7dea3" officeooo:paragraph-rsid="0007dea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07dea3" officeooo:paragraph-rsid="0007dea3"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869fc" officeooo:paragraph-rsid="000869fc" style:font-size-asian="10.5pt" style:font-weight-asian="normal" style:font-size-complex="12pt" style:font-weight-complex="normal"/>
    </style:style>
    <style:style style:name="T1" style:family="text">
      <style:text-properties officeooo:rsid="000869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lections interconnectées dans une chaîne de bibliothèques</text:p>
      <text:p text:style-name="P2"/>
      <text:p text:style-name="P3">1- Reformulation du projet</text:p>
      <text:p text:style-name="P3"/>
      <text:p text:style-name="P4">Une chaîne de bibliothèques interconnectées souhaite centraliser la gestion des prêts, des collections, et des abonnés. La base doit permettre de :</text:p>
      <text:p text:style-name="P4"/>
      <text:p text:style-name="P4">- Suivre les ouvrages disponibles dans chaque bibliothèque, avec leur emplacement exact.</text:p>
      <text:p text:style-name="P4">On doit donc connaître chaque livre présent dans les bibliothèques et quel exemplaire de quel livre est où.</text:p>
      <text:p text:style-name="P4"/>
      <text:p text:style-name="P4">- Gérer les abonnés et leur historique de prêt.</text:p>
      <text:p text:style-name="P4">Il faut donc différencier le personnel des clients et des abonnés qui n’ont pas accès aux même fonctionnalités. Il faut également proposer différents abonnements afin que chacun puisse prendre un nombre de livre limité. Des sanctions doivent être applicables lorsque qu’une personne ne rend pas ses livres (que ce soit parce qu’il est en retard, qu’il ne rend pas du tout le livre, ou qu’il est détruit). Il faut également faire en sorte qu’un abonné puisse réserver un livre qui est actuellement en prêt et donc limiter le temps de prêt des livres. Dans le cas où personne n’a réservé un livre, un abonné peut demandé à le conserver plus longtemps (dans la limite de deux semaines, une semaine à chaque demande de renouvellement).</text:p>
      <text:p text:style-name="P4"/>
      <text:p text:style-name="P4">- Permettre la réservation et le transfert d’ouvrages entre bibliothèques.</text:p>
      <text:p text:style-name="P4">On doit donc gérer le temps de transfert, gérer le fait que le livre puisse être déjà emprunté, …</text:p>
      <text:p text:style-name="P4"/>
      <text:p text:style-name="P4">- Suivre les événements (conférences, exposition) organisés par chaque bibliothèque.</text:p>
      <text:p text:style-name="P4">On doit donc pouvoir suivre qui est présent pendant un événement, qui le présente, quand et où.</text:p>
      <text:p text:style-name="P4">Une personne peut s’inscrire mais aussi se désinscrire d’un événement.</text:p>
      <text:p text:style-name="P4"/>
      <text:p text:style-name="P3">2- Schéma de la base de donnée</text:p>
      <text:p text:style-name="P5"/>
      <text:p text:style-name="P4">Voir dossier doc du projet.</text:p>
      <text:p text:style-name="P4"/>
      <text:p text:style-name="P3">3- L’expression en SQL des requêtes</text:p>
      <text:p text:style-name="P3"/>
      <text:p text:style-name="P4">Voir dossier src du projet.</text:p>
      <text:p text:style-name="P4"/>
      <text:p text:style-name="P3">4- Description du jeu de donné</text:p>
      <text:p text:style-name="P3"/>
      <text:p text:style-name="P4">Chaque requête est accompagné de son jeu de donné dans le dossier test du projet. Chaque test est complet et permet de traiter les cas de base comme les cas limites.</text:p>
      <text:p text:style-name="P4">Pour ce qui est du test global du projet, on utilise le fichier insert.sql pour donner des données de base pour remplir la base de donnée ce qui nous a permi de tester plus amplement les requêtes.</text:p>
      <text:p text:style-name="P4"/>
      <text:p text:style-name="P3">5- Analyse critique du déroulement du projet</text:p>
      <text:p text:style-name="P3"/>
      <text:p text:style-name="P4">La première partie du projet fut de détailler ce dont on avait besoin pour cette base de donnée. On s’est d’abord servi de notre expérience dans les bibliothèques pour savoir quoi ajouter. Puis avec les questions posés au client on a pu compléter ce premier jet.</text:p>
      <text:p text:style-name="P4"><text:soft-page-break/>La partie représentation du projet n’a pas été très complexe même si elle nous a pris du temps, il a fallu revoir plusieurs fois notre structure afin d’arriver à une base en 3NF qui soit la plus pratique possible à utiliser.</text:p>
      <text:p text:style-name="P4">Une fois cela fait on a pu commencer le code SQL permettant de créer cette base. Encore une fois ce code a dû être complété à plusieurs reprises afin de s’adapter aux besoins de nos requêtes (que ce soit des NOT NULL à ajouter au des auto incrémentations ou des attributs parfois après avoir revérifié la 3NF).</text:p>
      <text:p text:style-name="P4">La dernière étape fut de remplir la base de donnée et traiter les modifications de celles-ci à l’aide d’outils avancés SQL (triggers, vues, sous requêtes, …). Celle-ci fut la plus complexe car certaines requêtes nécessitaient un travail <text:span text:style-name="T1">de fond et des précisions à examiner.</text:span></text:p>
      <text:p text:style-name="P6"/>
      <text:p text:style-name="P6">Cependant après avoir terminé toutes ces étapes nous nous sommes rendus compte que nous avions oublié certains éléments demandés lors de la description du pojet. En effet, une fois que nous avions les réponses à nos questions pour le client nous nous sommes éloignés de ce document pour nous pencher sur notre implémentation et nous avons perdu de vue le problème de base.</text:p>
      <text:p text:style-name="P6">C’est pourquoi il nous manque par exemple l’emplacement exact des livres, la différenciation des types d’événements ou encore les requêtes de base à écrire en fonction des questions principales du sujet.</text:p>
      <text:p text:style-name="P6">Malgré ces oublis notre base de donnée reste fonctionnelle et bien testée. Mais elle sera en effet incomplète par rapport au sujet de base.</text:p>
      <text:p text:style-name="P6"/>
      <text:p text:style-name="P6">Pour ce qui est de la répartition des tâches, nous avions découpé les requêtes à faire entre différentes user story comportant des tasks (chaque task était un trigger à réaliser). Cette manière de faire bien que pratique car elle nous permettait de ne rien omettre s’est avéré moins bonne au niveau de la répartition des tâches. Certains ce sont retrouvés avec peu de code à faire tandis que d’autres en avaient beaucoup. Cela a entraîné un déséquilibre de travail sur cette partie entre les différents membres du groupe.</text:p>
      <text:p text:style-name="P6"/>
      <text:p text:style-name="P6">Si c’était à refaire il aurait fallu analyser la difficulté de chaque tâche avant de se les assigner afin que chacun fasse plus ou moins la même quantité de travail. Il aurait également fallu que l’on se réfère de temps à autres à la description du projet afin de ne pas en diverg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5T09:09:48.795000000</meta:creation-date>
    <dc:date>2025-02-05T09:38:51.566000000</dc:date>
    <meta:editing-duration>PT11M1S</meta:editing-duration>
    <meta:editing-cycles>1</meta:editing-cycles>
    <meta:document-statistic meta:table-count="0" meta:image-count="0" meta:object-count="0" meta:page-count="2" meta:paragraph-count="29" meta:word-count="813" meta:character-count="4768" meta:non-whitespace-character-count="3984"/>
    <meta:generator>LibreOffice/24.8.0.3$Windows_X86_64 LibreOffice_project/0bdf1299c94fe897b119f97f3c613e9dca6be583</meta:generator>
  </office:meta>
</office:document-meta>
</file>